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6047" officeooo:paragraph-rsid="000a6047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(empid int,name varchar(20),gender varchar(20),department varchar(20),education varchar(20),moj varchar(20),salary</text:p>
      <text:p text:style-name="P1">int);</text:p>
      <text:p text:style-name="P1">Query OK, 0 rows affected (0.72 sec)</text:p>
      <text:p text:style-name="P1"/>
      <text:p text:style-name="P1">mysql&gt; insert into employee values(1001,'Ajay','M','Engineering','Doctoral','January',25);</text:p>
      <text:p text:style-name="P1">Query OK, 1 row affected (0.10 sec)</text:p>
      <text:p text:style-name="P1"/>
      <text:p text:style-name="P1">mysql&gt; insert into employee values(1002,'Babloo','M','Engineering','UG','February',23);</text:p>
      <text:p text:style-name="P1">Query OK, 1 row affected (0.07 sec)</text:p>
      <text:p text:style-name="P1"/>
      <text:p text:style-name="P1">mysql&gt; insert into employee values(1003,'Chhavi','F','HR','PG','March',15);</text:p>
      <text:p text:style-name="P1">Query OK, 1 row affected (0.03 sec)</text:p>
      <text:p text:style-name="P1"/>
      <text:p text:style-name="P1">mysql&gt; insert into employee values(1004,'Dheeraj','M','HR','UG','January',12);</text:p>
      <text:p text:style-name="P1">Query OK, 1 row affected (0.03 sec)</text:p>
      <text:p text:style-name="P1"/>
      <text:p text:style-name="P1">mysql&gt; insert into employee values(1005,'Evina','F','Marketing','UG','March',16);</text:p>
      <text:p text:style-name="P1">Query OK, 1 row affected (0.04 sec)</text:p>
      <text:p text:style-name="P1"/>
      <text:p text:style-name="P1">mysql&gt; select * from employee;</text:p>
      <text:p text:style-name="P1">+-------+---------+--------+-------------+-----------+----------+--------+</text:p>
      <text:p text:style-name="P1">| empid | name <text:s text:c="3"/>| gender | department <text:s/>| education | moj <text:s text:c="5"/>| salary |</text:p>
      <text:p text:style-name="P1">+-------+---------+--------+-------------+-----------+----------+--------+</text:p>
      <text:p text:style-name="P1">| <text:s/>1001 | Ajay <text:s text:c="3"/>| M <text:s text:c="5"/>| Engineering | Doctoral <text:s/>| January <text:s/>| <text:s text:c="4"/>25 |</text:p>
      <text:p text:style-name="P1">| <text:s/>1002 | Babloo <text:s/>| M <text:s text:c="5"/>| Engineering | UG <text:s text:c="7"/>| February | <text:s text:c="4"/>23 |</text:p>
      <text:p text:style-name="P1">| <text:s/>1003 | Chhavi <text:s/>| F <text:s text:c="5"/>| HR <text:s text:c="9"/>| PG <text:s text:c="7"/>| March <text:s text:c="3"/>| <text:s text:c="4"/>15 |</text:p>
      <text:p text:style-name="P1">| <text:s/>1004 | Dheeraj | M <text:s text:c="5"/>| HR <text:s text:c="9"/>| UG <text:s text:c="7"/>| January <text:s/>| <text:s text:c="4"/>12 |</text:p>
      <text:p text:style-name="P1">| <text:s/>1005 | Evina <text:s text:c="2"/>| F <text:s text:c="5"/>| Marketing <text:s text:c="2"/>| UG <text:s text:c="7"/>| March <text:s text:c="3"/>| <text:s text:c="4"/>16 |</text:p>
      <text:p text:style-name="P1">+-------+---------+--------+-------------+-----------+----------+--------+</text:p>
      <text:p text:style-name="P1">5 rows in set (0.02 sec)</text:p>
      <text:p text:style-name="P1"/>
      <text:p text:style-name="P1"><text:soft-page-break/>mysql&gt; select department,SUM(salary) from employee group by department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48 |</text:p>
      <text:p text:style-name="P1">| HR <text:s text:c="9"/>| <text:s text:c="9"/>27 |</text:p>
      <text:p text:style-name="P1">| Marketing <text:s text:c="2"/>| <text:s text:c="9"/>16 |</text:p>
      <text:p text:style-name="P1">+-------------+-------------+</text:p>
      <text:p text:style-name="P1">3 rows in set (0.12 sec)</text:p>
      <text:p text:style-name="P1"/>
      <text:p text:style-name="P1">mysql&gt; select department,SUM(salary) from employee group by department having SUM(salary)&gt;=20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48 |</text:p>
      <text:p text:style-name="P1">| HR <text:s text:c="9"/>| <text:s text:c="9"/>27 |</text:p>
      <text:p text:style-name="P1">+-------------+-------------+</text:p>
      <text:p text:style-name="P1">2 rows in set (0.02 sec)</text:p>
      <text:p text:style-name="P1"/>
      <text:p text:style-name="P1">mysql&gt; select distinct department from employee;</text:p>
      <text:p text:style-name="P1">+-------------+</text:p>
      <text:p text:style-name="P1">| department <text:s/>|</text:p>
      <text:p text:style-name="P1">+-------------+</text:p>
      <text:p text:style-name="P1">| Engineering |</text:p>
      <text:p text:style-name="P1">| HR <text:s text:c="9"/>|</text:p>
      <text:p text:style-name="P1">| Marketing <text:s text:c="2"/>|</text:p>
      <text:p text:style-name="P1">+-------------+</text:p>
      <text:p text:style-name="P1">3 rows in set (0.00 sec)</text:p>
      <text:p text:style-name="P1"/>
      <text:p text:style-name="P1">mysql&gt; select COUNT(salary) from employee;</text:p>
      <text:p text:style-name="P1">+---------------+</text:p>
      <text:p text:style-name="P1">| COUNT(salary) |</text:p>
      <text:p text:style-name="P1">+---------------+</text:p>
      <text:p text:style-name="P1">| <text:s text:c="12"/>5 |</text:p>
      <text:p text:style-name="P1">+---------------+</text:p>
      <text:p text:style-name="P1">1 row in set (0.02 sec)</text:p>
      <text:p text:style-name="P1"/>
      <text:p text:style-name="P1"><text:soft-page-break/>mysql&gt; select * from employee where department='Engineering' and education='Doctoral';</text:p>
      <text:p text:style-name="P1">+-------+------+--------+-------------+-----------+---------+--------+</text:p>
      <text:p text:style-name="P1">| empid | name | gender | department <text:s/>| education | moj <text:s text:c="4"/>| salary |</text:p>
      <text:p text:style-name="P1">+-------+------+--------+-------------+-----------+---------+--------+</text:p>
      <text:p text:style-name="P1">| <text:s/>1001 | Ajay | M <text:s text:c="5"/>| Engineering | Doctoral <text:s/>| January | <text:s text:c="4"/>25 |</text:p>
      <text:p text:style-name="P1">+-------+------+--------+-------------+-----------+---------+--------+</text:p>
      <text:p text:style-name="P1">1 row in set (0.00 sec)</text:p>
      <text:p text:style-name="P1"/>
      <text:p text:style-name="P1">mysql&gt; select * from employee where department='Engineering' or education='Doctoral';</text:p>
      <text:p text:style-name="P1">+-------+--------+--------+-------------+-----------+----------+--------+</text:p>
      <text:p text:style-name="P1">| empid | name <text:s text:c="2"/>| gender | department <text:s/>| education | moj <text:s text:c="5"/>| salary |</text:p>
      <text:p text:style-name="P1">+-------+--------+--------+-------------+-----------+----------+--------+</text:p>
      <text:p text:style-name="P1">| <text:s/>1001 | Ajay <text:s text:c="2"/>| M <text:s text:c="5"/>| Engineering | Doctoral <text:s/>| January <text:s/>| <text:s text:c="4"/>25 |</text:p>
      <text:p text:style-name="P1">| <text:s/>1002 | Babloo | M <text:s text:c="5"/>| Engineering | UG <text:s text:c="7"/>| February | <text:s text:c="4"/>23 |</text:p>
      <text:p text:style-name="P1">+-------+--------+--------+-------------+-----------+----------+--------+</text:p>
      <text:p text:style-name="P1">2 rows in set (0.01 sec)</text:p>
      <text:p text:style-name="P1"/>
      <text:p text:style-name="P1">mysql&gt; select name as first_name,education as qualification from employee;</text:p>
      <text:p text:style-name="P1">+------------+---------------+</text:p>
      <text:p text:style-name="P1">| first_name | qualification |</text:p>
      <text:p text:style-name="P1">+------------+---------------+</text:p>
      <text:p text:style-name="P1">| Ajay <text:s text:c="6"/>| Doctoral <text:s text:c="5"/>|</text:p>
      <text:p text:style-name="P1">| Babloo <text:s text:c="4"/>| UG <text:s text:c="11"/>|</text:p>
      <text:p text:style-name="P1">| Chhavi <text:s text:c="4"/>| PG <text:s text:c="11"/>|</text:p>
      <text:p text:style-name="P1">| Dheeraj <text:s text:c="3"/>| UG <text:s text:c="11"/>|</text:p>
      <text:p text:style-name="P1">| Evina <text:s text:c="5"/>| UG <text:s text:c="11"/>|</text:p>
      <text:p text:style-name="P1">+------------+---------------+</text:p>
      <text:p text:style-name="P1">5 rows in set (0.00 sec)</text:p>
      <text:p text:style-name="P1"/>
      <text:p text:style-name="P1">mysql&gt; select * from employee where name like 'A%';</text:p>
      <text:p text:style-name="P1">+-------+------+--------+-------------+-----------+---------+--------+</text:p>
      <text:p text:style-name="P1">| empid | name | gender | department <text:s/>| education | moj <text:s text:c="4"/>| salary |</text:p>
      <text:p text:style-name="P1">+-------+------+--------+-------------+-----------+---------+--------+</text:p>
      <text:p text:style-name="P1">| <text:s/>1001 | Ajay | M <text:s text:c="5"/>| Engineering | Doctoral <text:s/>| January | <text:s text:c="4"/>25 |</text:p>
      <text:p text:style-name="P1">+-------+------+--------+-------------+-----------+---------+--------+</text:p>
      <text:p text:style-name="P1">1 row in set (0.02 sec)</text:p>
      <text:p text:style-name="P1"><text:soft-page-break/></text:p>
      <text:p text:style-name="P1">mysql&gt; select department,sum(salary) from employee where education &lt;&gt; 'UG' group by department having sum(salary)&gt;=20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25 |</text:p>
      <text:p text:style-name="P1">+-------------+-------------+</text:p>
      <text:p text:style-name="P1">1 row in set (0.00 sec)</text:p>
      <text:p text:style-name="P1"/>
      <text:p text:style-name="P1">mysql&gt; select department,sum(salary) from employee group by department having sum(salary)&gt;=15 order by sum(salary) desc;</text:p>
      <text:p text:style-name="P1">+-------------+-------------+</text:p>
      <text:p text:style-name="P1">| department <text:s/>| sum(salary) |</text:p>
      <text:p text:style-name="P1">+-------------+-------------+</text:p>
      <text:p text:style-name="P1">| Engineering | <text:s text:c="9"/>48 |</text:p>
      <text:p text:style-name="P1">| HR <text:s text:c="9"/>| <text:s text:c="9"/>27 |</text:p>
      <text:p text:style-name="P1">| Marketing <text:s text:c="2"/>| <text:s text:c="9"/>16 |</text:p>
      <text:p text:style-name="P1">+-------------+-------------+</text:p>
      <text:p text:style-name="P1">3 rows in set (0.02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5:15:10.088056568</meta:creation-date>
    <dc:date>2024-02-27T15:17:51.028891342</dc:date>
    <meta:editing-duration>PT2M43S</meta:editing-duration>
    <meta:editing-cycles>1</meta:editing-cycles>
    <meta:document-statistic meta:table-count="0" meta:image-count="0" meta:object-count="0" meta:page-count="4" meta:paragraph-count="106" meta:word-count="703" meta:character-count="4837" meta:non-whitespace-character-count="3955"/>
    <meta:generator>LibreOffice/5.1.6.2$Linux_X86_64 LibreOffice_project/10m0$Build-2</meta:generator>
  </office:meta>
</office:document-meta>
</file>